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b2b2b2" draw:fill-color="#e9d9c9" draw:textarea-horizontal-align="justify" draw:textarea-vertical-align="middle" draw:auto-grow-height="false" fo:min-height="1.909cm" fo:min-width="7.501cm"/>
    </style:style>
    <style:style style:name="gr2" style:family="graphic" style:parent-style-name="standard">
      <style:graphic-properties svg:stroke-color="#83b0e9" draw:fill-color="#dbeefc" draw:textarea-vertical-align="middle" draw:auto-grow-height="false" fo:min-height="14.443cm" fo:min-width="14.194cm"/>
    </style:style>
    <style:style style:name="gr3" style:family="graphic" style:parent-style-name="standard">
      <style:graphic-properties svg:stroke-color="#83b0e9" draw:fill-color="#dbeefc" draw:textarea-vertical-align="middle" draw:auto-grow-height="false" fo:min-height="14.443cm" fo:min-width="14.194cm"/>
    </style:style>
    <style:style style:name="gr4" style:family="graphic" style:parent-style-name="light">
      <style:graphic-properties svg:stroke-color="#83b0e9"/>
    </style:style>
    <style:style style:name="gr5" style:family="graphic" style:parent-style-name="standard">
      <style:graphic-properties svg:stroke-color="#65b6ed" draw:fill-color="#99cef1" draw:textarea-horizontal-align="justify" draw:textarea-vertical-align="middle" draw:auto-grow-height="false" fo:min-height="6.96cm" fo:min-width="6.71cm"/>
    </style:style>
    <style:style style:name="gr6" style:family="graphic" style:parent-style-name="textbodyindent">
      <style:graphic-properties fo:min-height="3.701cm"/>
    </style:style>
    <style:style style:name="gr7" style:family="graphic" style:parent-style-name="textbodyindent">
      <style:graphic-properties fo:min-height="1.147cm"/>
    </style:style>
    <style:style style:name="gr8" style:family="graphic" style:parent-style-name="textbodyindent">
      <style:graphic-properties svg:stroke-color="#83b0e9" fo:min-height="0.966cm"/>
    </style:style>
    <style:style style:name="gr9" style:family="graphic" style:parent-style-name="textbodyindent">
      <style:graphic-properties fo:min-height="0.688cm"/>
    </style:style>
    <style:style style:name="gr10" style:family="graphic" style:parent-style-name="textbodyindent">
      <style:graphic-properties fo:min-height="3.702cm"/>
    </style:style>
    <style:style style:name="gr11" style:family="graphic" style:parent-style-name="textbodyindent">
      <style:graphic-properties fo:min-height="1.797cm"/>
    </style:style>
    <style:style style:name="gr12" style:family="graphic" style:parent-style-name="standard">
      <style:graphic-properties draw:fill-color="#4795cc" draw:textarea-horizontal-align="justify" draw:textarea-vertical-align="middle" draw:auto-grow-height="false" fo:min-height="3.565cm" fo:min-width="3.315cm"/>
    </style:style>
    <style:style style:name="gr13" style:family="graphic" style:parent-style-name="textbodyindent">
      <style:graphic-properties fo:min-height="1.543cm"/>
    </style:style>
    <style:style style:name="gr14" style:family="graphic" style:parent-style-name="textbodyindent">
      <style:graphic-properties fo:min-height="1.655cm"/>
    </style:style>
    <style:style style:name="gr15" style:family="graphic" style:parent-style-name="objectwithoutfill">
      <style:graphic-properties svg:stroke-width="0.106cm" svg:stroke-color="#e9d9c9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6" style:family="graphic" style:parent-style-name="objectwithoutfill">
      <style:graphic-properties svg:stroke-width="0.106cm" svg:stroke-color="#e9d9c9" draw:marker-start-width="0.358cm" draw:marker-end="Arrow" draw:marker-end-width="0.458cm" draw:fill="none" draw:fill-color="#e9d9c9" draw:textarea-vertical-align="middle" fo:padding-top="0.177cm" fo:padding-bottom="0.177cm" fo:padding-left="0.302cm" fo:padding-right="0.302cm" draw:shadow="hidden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9.763cm" fo:min-width="13.992cm"/>
    </style:style>
    <style:style style:name="gr18" style:family="graphic" style:parent-style-name="standard">
      <style:graphic-properties draw:fill="solid" draw:fill-color="#dbeefc" draw:textarea-vertical-align="middle" draw:auto-grow-height="false" fo:min-height="7.224cm" fo:min-width="6.975cm"/>
    </style:style>
    <style:style style:name="gr19" style:family="graphic" style:parent-style-name="standard">
      <style:graphic-properties draw:fill="solid" draw:fill-color="#dbeefc" draw:textarea-vertical-align="middle" draw:auto-grow-height="false" fo:min-height="7.225cm" fo:min-width="6.975cm"/>
    </style:style>
    <style:style style:name="gr20" style:family="graphic" style:parent-style-name="standard">
      <style:graphic-properties draw:fill-color="#99cef1" draw:textarea-horizontal-align="justify" draw:textarea-vertical-align="middle" draw:auto-grow-height="false" fo:min-height="3.419cm" fo:min-width="3.169cm"/>
    </style:style>
    <style:style style:name="gr21" style:family="graphic" style:parent-style-name="textbodyindent">
      <style:graphic-properties fo:min-height="1.76cm"/>
    </style:style>
    <style:style style:name="gr22" style:family="graphic" style:parent-style-name="textbodyindent">
      <style:graphic-properties draw:fill="none" draw:fill-color="#dbeefc" fo:min-height="1.76cm"/>
    </style:style>
    <style:style style:name="gr23" style:family="graphic" style:parent-style-name="textbodyindent">
      <style:graphic-properties fo:min-height="1.759cm"/>
    </style:style>
    <style:style style:name="gr24" style:family="graphic" style:parent-style-name="textbodyindent">
      <style:graphic-properties draw:fill="none" draw:fill-color="#4795cc" fo:min-height="0.395cm"/>
    </style:style>
    <style:style style:name="gr25" style:family="graphic" style:parent-style-name="textbodyindent">
      <style:graphic-properties fo:min-height="0.79cm"/>
    </style:style>
    <style:style style:name="gr26" style:family="graphic" style:parent-style-name="textbodyindent">
      <style:graphic-properties fo:min-height="1.761cm"/>
    </style:style>
    <style:style style:name="gr27" style:family="graphic" style:parent-style-name="standard">
      <style:graphic-properties draw:fill-color="#4795cc" draw:textarea-horizontal-align="justify" draw:textarea-vertical-align="middle" draw:auto-grow-height="false" fo:min-height="1.692cm" fo:min-width="1.441cm"/>
    </style:style>
    <style:style style:name="gr28" style:family="graphic" style:parent-style-name="textbodyindent">
      <style:graphic-properties fo:min-height="0.662cm"/>
    </style:style>
    <style:style style:name="gr29" style:family="graphic" style:parent-style-name="textbodyindent">
      <style:graphic-properties fo:min-height="0.828cm"/>
    </style:style>
    <style:style style:name="gr30" style:family="graphic" style:parent-style-name="objectwithoutfill">
      <style:graphic-properties svg:stroke-width="0.028cm" draw:marker-start-width="0.241cm" draw:marker-end="Arrow" draw:marker-end-width="0.341cm" draw:fill="none" draw:textarea-vertical-align="middle" fo:padding-top="0.138cm" fo:padding-bottom="0.138cm" fo:padding-left="0.263cm" fo:padding-right="0.263cm"/>
    </style:style>
    <style:style style:name="gr31" style:family="graphic" style:parent-style-name="objectwithoutfill">
      <style:graphic-properties svg:stroke-width="0.028cm" draw:marker-start-width="0.241cm" draw:marker-end="Arrow" draw:marker-end-width="0.341cm" draw:fill="none" draw:fill-color="#ffffff" draw:textarea-vertical-align="middle" fo:padding-top="0.138cm" fo:padding-bottom="0.138cm" fo:padding-left="0.263cm" fo:padding-right="0.263cm"/>
    </style:style>
    <style:style style:name="gr32" style:family="graphic" style:parent-style-name="standard">
      <style:graphic-properties draw:fill="none" draw:textarea-horizontal-align="justify" draw:textarea-vertical-align="middle" draw:auto-grow-height="false" fo:min-height="7.108cm" fo:min-width="6.523cm"/>
    </style:style>
    <style:style style:name="gr33" style:family="graphic" style:parent-style-name="standard">
      <style:graphic-properties draw:fill="solid" draw:fill-color="#dbeefc" draw:textarea-vertical-align="middle" draw:auto-grow-height="false" fo:min-height="6.075cm" fo:min-width="5.825cm"/>
    </style:style>
    <style:style style:name="gr34" style:family="graphic" style:parent-style-name="standard">
      <style:graphic-properties draw:fill-color="#99cef1" draw:textarea-horizontal-align="justify" draw:textarea-vertical-align="middle" draw:auto-grow-height="false" fo:min-height="2.855cm" fo:min-width="2.605cm"/>
    </style:style>
    <style:style style:name="gr35" style:family="graphic" style:parent-style-name="textbodyindent">
      <style:graphic-properties fo:min-height="1.451cm"/>
    </style:style>
    <style:style style:name="gr36" style:family="graphic" style:parent-style-name="standard">
      <style:graphic-properties draw:fill-color="#4795cc" draw:textarea-horizontal-align="justify" draw:textarea-vertical-align="middle" draw:auto-grow-height="false" fo:min-height="1.392cm" fo:min-width="1.141cm"/>
    </style:style>
    <style:style style:name="gr37" style:family="graphic" style:parent-style-name="textbodyindent">
      <style:graphic-properties fo:min-height="1.452cm"/>
    </style:style>
    <style:style style:name="gr38" style:family="graphic" style:parent-style-name="standard">
      <style:graphic-properties draw:stroke="none" svg:stroke-color="#000000" draw:fill="none" draw:fill-color="#ffffff" fo:min-height="0.865cm"/>
    </style:style>
    <style:style style:name="gr39" style:family="graphic" style:parent-style-name="standard">
      <style:graphic-properties draw:stroke="none" svg:stroke-color="#000000" draw:fill="none" draw:fill-color="#ffffff" fo:min-height="0.864cm"/>
    </style:style>
    <style:style style:name="gr40" style:family="graphic" style:parent-style-name="standard">
      <style:graphic-properties svg:stroke-color="#b2b2b2" draw:fill-color="#e9d9c9" draw:textarea-horizontal-align="justify" draw:textarea-vertical-align="middle" draw:auto-grow-height="false" fo:min-height="1.224cm" fo:min-width="4.963cm"/>
    </style:style>
    <style:style style:name="gr41" style:family="graphic" style:parent-style-name="standard">
      <style:graphic-properties svg:stroke-color="#b2b2b2" draw:fill-color="#e9d9c9" draw:textarea-horizontal-align="justify" draw:textarea-vertical-align="middle" draw:auto-grow-height="false" fo:min-height="1.224cm" fo:min-width="6.595cm"/>
    </style:style>
    <style:style style:name="gr42" style:family="graphic" style:parent-style-name="standard">
      <style:graphic-properties svg:stroke-color="#b2b2b2" draw:fill-color="#e9d9c9" draw:textarea-horizontal-align="justify" draw:textarea-vertical-align="middle" draw:auto-grow-height="false" fo:min-height="1.224cm" fo:min-width="6.594cm"/>
    </style:style>
    <style:style style:name="gr43" style:family="graphic" style:parent-style-name="standard">
      <style:graphic-properties draw:stroke="none" svg:stroke-color="#000000" draw:fill="none" draw:fill-color="#ffffff" fo:min-height="1.147cm"/>
    </style:style>
    <style:style style:name="gr4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e9d9c9"/>
      <style:paragraph-properties fo:text-align="center"/>
    </style:style>
    <style:style style:name="P3" style:family="paragraph">
      <loext:graphic-properties draw:fill-color="#dbeefc"/>
      <style:paragraph-properties fo:text-align="center"/>
    </style:style>
    <style:style style:name="P4" style:family="paragraph">
      <loext:graphic-properties draw:fill-color="#dbeefc"/>
      <style:paragraph-properties fo:text-align="start"/>
    </style:style>
    <style:style style:name="P5" style:family="paragraph">
      <loext:graphic-properties draw:fill-color="#99cef1"/>
      <style:paragraph-properties fo:text-align="center"/>
    </style:style>
    <style:style style:name="P6" style:family="paragraph">
      <loext:graphic-properties draw:fill-color="#4795cc"/>
      <style:paragraph-properties fo:text-align="center"/>
    </style:style>
    <style:style style:name="P7" style:family="paragraph">
      <style:text-properties fo: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e9d9c9"/>
      <style:paragraph-properties fo:text-align="center"/>
    </style:style>
    <style:style style:name="P10" style:family="paragraph">
      <loext:graphic-properties draw:fill="solid" draw:fill-color="#dbeefc"/>
      <style:paragraph-properties fo:text-align="center"/>
    </style:style>
    <style:style style:name="P11" style:family="paragraph">
      <loext:graphic-properties draw:fill="solid" draw:fill-color="#dbeefc"/>
      <style:paragraph-properties fo:text-align="start"/>
    </style:style>
    <style:style style:name="P12" style:family="paragraph">
      <loext:graphic-properties draw:fill-color="#99cef1"/>
      <style:paragraph-properties fo:text-align="center"/>
      <style:text-properties fo:font-size="10pt"/>
    </style:style>
    <style:style style:name="P13" style:family="paragraph">
      <style:text-properties fo:font-size="10pt"/>
    </style:style>
    <style:style style:name="P14" style:family="paragraph">
      <loext:graphic-properties draw:fill="none" draw:fill-color="#dbeefc"/>
      <style:text-properties fo:font-size="10pt"/>
    </style:style>
    <style:style style:name="P15" style:family="paragraph">
      <loext:graphic-properties draw:fill="none" draw:fill-color="#4795cc"/>
      <style:text-properties fo:font-size="10pt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margin-left="0cm" fo:margin-right="0cm" fo:text-indent="0cm"/>
      <style:text-properties fo:font-size="10pt"/>
    </style:style>
    <style:style style:name="P18" style:family="paragraph">
      <loext:graphic-properties draw:fill-color="#4795cc"/>
      <style:paragraph-properties fo:text-align="center"/>
      <style:text-properties fo:font-size="10pt"/>
    </style:style>
    <style:style style:name="P19" style:family="paragraph">
      <style:paragraph-properties fo:margin-left="0cm" fo:margin-right="0cm" fo:text-align="start" fo:text-indent="0cm"/>
    </style:style>
    <style:style style:name="P20" style:family="paragraph">
      <style:paragraph-properties fo:margin-left="0cm" fo:margin-right="0cm" fo:text-align="start" fo:text-indent="0cm"/>
      <style:text-properties fo:font-size="10pt"/>
    </style:style>
    <style:style style:name="P21" style:family="paragraph">
      <loext:graphic-properties draw:fill="none"/>
      <style:paragraph-properties fo:text-align="center"/>
      <style:text-properties fo:font-size="10pt"/>
    </style:style>
    <style:style style:name="P22" style:family="paragraph">
      <loext:graphic-properties draw:fill="none" draw:fill-color="#ffffff"/>
      <style:paragraph-properties fo:text-align="center"/>
      <style:text-properties fo:font-size="10pt"/>
    </style:style>
    <style:style style:name="P23" style:family="paragraph">
      <loext:graphic-properties draw:fill="none" draw:fill-color="#ffffff"/>
      <style:text-properties fo:color="#ffffff" fo:font-size="16pt"/>
    </style:style>
    <style:style style:name="P24" style:family="paragraph">
      <loext:graphic-properties draw:fill-color="#e9d9c9"/>
      <style:paragraph-properties fo:text-align="center"/>
      <style:text-properties fo:font-size="12pt" style:font-size-asian="14pt" style:font-size-complex="14pt"/>
    </style:style>
    <style:style style:name="P25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color="#ffffff"/>
    </style:style>
    <style:style style:name="T2" style:family="text">
      <style:text-properties fo:font-size="10pt"/>
    </style:style>
    <style:style style:name="T3" style:family="text">
      <style:text-properties fo:color="#ffffff" fo:font-size="16pt"/>
    </style:style>
    <style:style style:name="T4" style:family="text">
      <style:text-properties fo:color="#ffffff" fo:font-size="16pt" style:font-size-asian="16pt" style:font-size-complex="16pt"/>
    </style:style>
    <style:style style:name="T5" style:family="text">
      <style:text-properties fo:font-size="12pt" style:font-size-asian="14pt" style:font-size-complex="14pt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001cm" svg:height="2.159cm" svg:x="20.431cm" svg:y="12.43cm">
          <text:p text:style-name="P1">Service Implementation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4.694cm" svg:height="14.693cm" svg:x="5.672cm" svg:y="1.502cm">
          <text:p/>
          <draw:enhanced-geometry draw:glue-point-type="segments" draw:type="mso-spt100" draw:modifiers="-90 -136.03396932522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4" draw:layer="layout" svg:width="14.694cm" svg:height="14.693cm" svg:x="5.672cm" svg:y="1.502cm">
          <text:p/>
          <draw:enhanced-geometry draw:glue-point-type="segments" draw:type="mso-spt100" draw:modifiers="-135.144321557523 179.8663546387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4" draw:layer="layout" svg:width="14.694cm" svg:height="14.693cm" svg:x="5.672cm" svg:y="1.502cm">
          <text:p/>
          <draw:enhanced-geometry draw:glue-point-type="segments" draw:type="mso-spt100" draw:modifiers="-45.7047883986774 -90.061829953890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3" draw:layer="layout" svg:width="14.694cm" svg:height="14.693cm" svg:x="5.672cm" svg:y="1.502cm">
          <text:p/>
          <draw:enhanced-geometry draw:glue-point-type="segments" draw:type="mso-spt100" draw:modifiers="-0.288855278643599 -45.826027816070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" draw:text-style-name="P3" draw:layer="layout" svg:width="14.694cm" svg:height="14.693cm" svg:x="5.672cm" svg:y="1.497cm">
          <text:p text:style-name="P1"><text:s/></text:p>
          <draw:enhanced-geometry draw:mirror-horizontal="false" draw:mirror-vertical="true" draw:glue-point-type="segments" draw:type="mso-spt100" draw:modifiers="-90 -136.03396932522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3" draw:layer="layout" svg:width="14.694cm" svg:height="14.693cm" svg:x="5.667cm" svg:y="1.506cm">
          <text:p/>
          <draw:enhanced-geometry draw:mirror-horizontal="false" draw:mirror-vertical="true" draw:glue-point-type="segments" draw:type="mso-spt100" draw:modifiers="-135.144321557523 179.8663546387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4" draw:layer="layout" svg:width="14.694cm" svg:height="14.693cm" svg:x="5.672cm" svg:y="1.497cm">
          <text:p/>
          <draw:enhanced-geometry draw:mirror-horizontal="false" draw:mirror-vertical="true" draw:glue-point-type="segments" draw:type="mso-spt100" draw:modifiers="-45.7047883986774 -90.061829953890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3" draw:layer="layout" svg:width="14.694cm" svg:height="14.693cm" svg:x="5.672cm" svg:y="1.497cm">
          <text:p/>
          <draw:enhanced-geometry draw:mirror-horizontal="false" draw:mirror-vertical="true" draw:glue-point-type="segments" draw:type="mso-spt100" draw:modifiers="0.219382895381553 -45.826027816070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" draw:text-style-name="P5" draw:layer="layout" svg:width="10.196cm" svg:height="10.196cm" svg:x="7.894cm" svg:y="3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layer="layout" svg:width="4.498cm" svg:height="3.951cm" svg:x="9.297cm" svg:y="2.673cm">
          <draw:text-box>
            <text:p>UC</text:p>
          </draw:text-box>
        </draw:frame>
        <draw:frame draw:style-name="gr6" draw:layer="layout" svg:width="4.498cm" svg:height="3.951cm" svg:x="14.031cm" svg:y="2.573cm">
          <draw:text-box>
            <text:p>UC</text:p>
          </draw:text-box>
        </draw:frame>
        <draw:frame draw:style-name="gr7" draw:layer="layout" svg:width="2.032cm" svg:height="1.397cm" svg:x="17.383cm" svg:y="10.906cm">
          <draw:text-box>
            <text:p>UC</text:p>
          </draw:text-box>
        </draw:frame>
        <draw:frame draw:style-name="gr8" draw:layer="layout" svg:width="2.132cm" svg:height="1.216cm" svg:x="14.108cm" svg:y="14.008cm">
          <draw:text-box>
            <text:p>UC</text:p>
          </draw:text-box>
        </draw:frame>
        <draw:frame draw:style-name="gr6" draw:layer="layout" svg:width="2.312cm" svg:height="3.951cm" svg:x="17.484cm" svg:y="5.926cm">
          <draw:text-box>
            <text:p>UC</text:p>
          </draw:text-box>
        </draw:frame>
        <draw:frame draw:style-name="gr9" draw:layer="layout" svg:width="3.206cm" svg:height="0.962cm" svg:x="9.097cm" svg:y="14.032cm">
          <draw:text-box>
            <text:p>UC </text:p>
          </draw:text-box>
        </draw:frame>
        <draw:frame draw:style-name="gr10" draw:layer="layout" svg:width="4.498cm" svg:height="3.952cm" svg:x="5.953cm" svg:y="10.637cm">
          <draw:text-box>
            <text:p>UC </text:p>
          </draw:text-box>
        </draw:frame>
        <draw:frame draw:style-name="gr6" draw:layer="layout" svg:width="4.498cm" svg:height="3.951cm" svg:x="6cm" svg:y="5.812cm">
          <draw:text-box>
            <text:p>UC</text:p>
          </draw:text-box>
        </draw:frame>
        <draw:frame draw:style-name="gr11" draw:layer="layout" svg:width="6.784cm" svg:height="2.047cm" svg:x="9.763cm" svg:y="4.683cm">
          <draw:text-box>
            <text:p>Domain Services</text:p>
          </draw:text-box>
        </draw:frame>
        <draw:frame draw:style-name="gr6" draw:layer="layout" svg:width="4.498cm" svg:height="3.951cm" svg:x="11.471cm" svg:y="8.786cm">
          <draw:text-box>
            <text:p>Asfsaf </text:p>
          </draw:text-box>
        </draw:frame>
        <draw:custom-shape draw:style-name="gr12" draw:text-style-name="P6" draw:layer="layout" svg:width="5.393cm" svg:height="5.393cm" svg:x="10.295cm" svg:y="6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7" draw:layer="layout" svg:width="6.223cm" svg:height="1.793cm" svg:x="10.271cm" svg:y="8.324cm">
          <draw:text-box>
            <text:p><text:span text:style-name="T1">Domain Model </text:span></text:p>
          </draw:text-box>
        </draw:frame>
        <draw:frame draw:style-name="gr14" draw:layer="layout" svg:width="7.165cm" svg:height="1.905cm" svg:x="9.155cm" svg:y="11.695cm">
          <draw:text-box>
            <text:p>Repository Interfaces</text:p>
          </draw:text-box>
        </draw:frame>
        <draw:line draw:style-name="gr15" draw:text-style-name="P8" draw:layer="layout" svg:x1="9.539cm" svg:y1="8.855cm" svg:x2="11.16cm" svg:y2="8.874cm">
          <text:p/>
        </draw:line>
        <draw:line draw:style-name="gr15" draw:text-style-name="P8" draw:layer="layout" svg:x1="7.223cm" svg:y1="8.846cm" svg:x2="8.844cm" svg:y2="8.865cm">
          <text:p/>
        </draw:line>
        <draw:line draw:style-name="gr16" draw:text-style-name="P9" draw:layer="layout" svg:x1="4.81cm" svg:y1="8.827cm" svg:x2="6.431cm" svg:y2="8.846cm">
          <text:p/>
        </draw:line>
        <draw:custom-shape draw:style-name="gr1" draw:text-style-name="P2" draw:layer="layout" svg:width="8.001cm" svg:height="2.159cm" svg:x="20.431cm" svg:y="14.843cm">
          <text:p text:style-name="P1">Controllers &amp; Presenters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001cm" svg:height="2.159cm" svg:x="20.431cm" svg:y="17.256cm">
          <text:p text:style-name="P1">Framework code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7" draw:text-style-name="P8" draw:layer="layout" svg:width="14.492cm" svg:height="10.013cm" svg:x="3.413cm" svg:y="4.4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0" draw:layer="layout" svg:width="7.475cm" svg:height="7.474cm" svg:x="5.142cm" svg:y="5.314cm">
          <text:p/>
          <draw:enhanced-geometry draw:mirror-horizontal="false" draw:mirror-vertical="false" draw:glue-point-type="segments" draw:type="mso-spt100" draw:modifiers="-90 -136.03396932522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8" draw:text-style-name="P11" draw:layer="layout" svg:width="7.475cm" svg:height="7.474cm" svg:x="5.142cm" svg:y="5.314cm">
          <text:p/>
          <draw:enhanced-geometry draw:mirror-horizontal="false" draw:mirror-vertical="false" draw:glue-point-type="segments" draw:type="mso-spt100" draw:modifiers="-135.144321557523 179.8663546387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8" draw:text-style-name="P11" draw:layer="layout" svg:width="7.475cm" svg:height="7.474cm" svg:x="5.142cm" svg:y="5.314cm">
          <text:p/>
          <draw:enhanced-geometry draw:mirror-horizontal="false" draw:mirror-vertical="false" draw:glue-point-type="segments" draw:type="mso-spt100" draw:modifiers="-45.7047883986774 -90.061829953890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8" draw:text-style-name="P10" draw:layer="layout" svg:width="7.475cm" svg:height="7.474cm" svg:x="5.142cm" svg:y="5.314cm">
          <text:p/>
          <draw:enhanced-geometry draw:mirror-horizontal="false" draw:mirror-vertical="false" draw:glue-point-type="segments" draw:type="mso-spt100" draw:modifiers="-0.288855278643599 -45.826027816070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9" draw:text-style-name="P10" draw:layer="layout" svg:width="7.475cm" svg:height="7.475cm" svg:x="5.142cm" svg:y="5.297cm">
          <text:p/>
          <draw:enhanced-geometry draw:mirror-horizontal="false" draw:mirror-vertical="true" draw:glue-point-type="segments" draw:type="mso-spt100" draw:modifiers="-90 -136.03396932522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9" draw:text-style-name="P10" draw:layer="layout" svg:width="7.475cm" svg:height="7.475cm" svg:x="5.142cm" svg:y="5.297cm">
          <text:p/>
          <draw:enhanced-geometry draw:mirror-horizontal="false" draw:mirror-vertical="true" draw:glue-point-type="segments" draw:type="mso-spt100" draw:modifiers="-135.144321557523 179.8663546387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9" draw:text-style-name="P10" draw:layer="layout" svg:width="7.475cm" svg:height="7.475cm" svg:x="5.142cm" svg:y="5.297cm">
          <text:p/>
          <draw:enhanced-geometry draw:mirror-horizontal="false" draw:mirror-vertical="true" draw:glue-point-type="segments" draw:type="mso-spt100" draw:modifiers="-45.7047883986774 -90.061829953890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9" draw:text-style-name="P10" draw:layer="layout" svg:width="7.475cm" svg:height="7.475cm" svg:x="5.142cm" svg:y="5.297cm">
          <text:p/>
          <draw:enhanced-geometry draw:mirror-horizontal="false" draw:mirror-vertical="true" draw:glue-point-type="segments" draw:type="mso-spt100" draw:modifiers="0.219382895381553 -45.826027816070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0" draw:text-style-name="P12" draw:layer="layout" svg:width="5.187cm" svg:height="5.187cm" svg:x="6.272cm" svg:y="6.4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3" draw:layer="layout" svg:width="2.289cm" svg:height="2.01cm" svg:x="6.533cm" svg:y="5.823cm">
          <draw:text-box>
            <text:p><text:span text:style-name="T2">UC</text:span></text:p>
          </draw:text-box>
        </draw:frame>
        <draw:frame draw:style-name="gr22" draw:text-style-name="P14" draw:layer="layout" svg:width="2.288cm" svg:height="2.01cm" svg:x="8.943cm" svg:y="5.823cm">
          <draw:text-box>
            <text:p><text:span text:style-name="T2">UC</text:span></text:p>
          </draw:text-box>
        </draw:frame>
        <draw:frame draw:style-name="gr23" draw:text-style-name="P13" draw:layer="layout" svg:width="2.288cm" svg:height="2.009cm" svg:x="10.699cm" svg:y="10.011cm">
          <draw:text-box>
            <text:p><text:span text:style-name="T2">UC</text:span></text:p>
          </draw:text-box>
        </draw:frame>
        <draw:frame draw:style-name="gr24" draw:text-style-name="P15" draw:layer="layout" svg:width="2.28cm" svg:height="0.645cm" svg:x="9.084cm" svg:y="11.59cm">
          <draw:text-box>
            <text:p><text:span text:style-name="T2">UC</text:span></text:p>
          </draw:text-box>
        </draw:frame>
        <draw:frame draw:style-name="gr23" draw:text-style-name="P13" draw:layer="layout" svg:width="2.287cm" svg:height="2.009cm" svg:x="10.787cm" svg:y="7.627cm">
          <draw:text-box>
            <text:p><text:span text:style-name="T2">UC</text:span></text:p>
          </draw:text-box>
        </draw:frame>
        <draw:frame draw:style-name="gr21" draw:text-style-name="P13" draw:layer="layout" svg:width="2.288cm" svg:height="2.01cm" svg:x="6.583cm" svg:y="11.652cm">
          <draw:text-box>
            <text:p><text:span text:style-name="T2">UC </text:span></text:p>
          </draw:text-box>
        </draw:frame>
        <draw:frame draw:style-name="gr21" draw:text-style-name="P13" draw:layer="layout" svg:width="2.289cm" svg:height="2.01cm" svg:x="4.884cm" svg:y="9.974cm">
          <draw:text-box>
            <text:p><text:span text:style-name="T2">UC </text:span></text:p>
          </draw:text-box>
        </draw:frame>
        <draw:frame draw:style-name="gr23" draw:text-style-name="P13" draw:layer="layout" svg:width="2.289cm" svg:height="2.009cm" svg:x="4.957cm" svg:y="7.52cm">
          <draw:text-box>
            <text:p><text:span text:style-name="T2">UC</text:span></text:p>
          </draw:text-box>
        </draw:frame>
        <draw:frame draw:style-name="gr25" draw:text-style-name="P17" draw:layer="layout" svg:width="3.45cm" svg:height="1.04cm" svg:x="7.375cm" svg:y="6.846cm">
          <draw:text-box>
            <text:p text:style-name="P16"><text:span text:style-name="T2">Domain Services</text:span></text:p>
          </draw:text-box>
        </draw:frame>
        <draw:frame draw:style-name="gr26" draw:text-style-name="P13" draw:layer="layout" svg:width="2.288cm" svg:height="2.011cm" svg:x="8.092cm" svg:y="9.032cm">
          <draw:text-box>
            <text:p><text:span text:style-name="T2">Asfsaf </text:span></text:p>
          </draw:text-box>
        </draw:frame>
        <draw:custom-shape draw:style-name="gr27" draw:text-style-name="P18" draw:layer="layout" svg:width="2.743cm" svg:height="2.744cm" svg:x="7.494cm" svg:y="7.6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20" draw:layer="layout" svg:width="1.833cm" svg:height="0.912cm" svg:x="8.057cm" svg:y="8.747cm">
          <draw:text-box>
            <text:p text:style-name="P19"><text:span text:style-name="T2">Model A</text:span></text:p>
          </draw:text-box>
        </draw:frame>
        <draw:frame draw:style-name="gr29" draw:text-style-name="P17" draw:layer="layout" svg:width="3.964cm" svg:height="1.078cm" svg:x="6.969cm" svg:y="10.463cm">
          <draw:text-box>
            <text:p text:style-name="P16"><text:span text:style-name="T2">Repository Interfaces</text:span></text:p>
          </draw:text-box>
        </draw:frame>
        <draw:line draw:style-name="gr30" draw:text-style-name="P21" draw:layer="layout" svg:x1="7.109cm" svg:y1="9.068cm" svg:x2="7.934cm" svg:y2="9.078cm">
          <text:p/>
        </draw:line>
        <draw:line draw:style-name="gr30" draw:text-style-name="P21" draw:layer="layout" svg:x1="5.931cm" svg:y1="9.078cm" svg:x2="6.756cm" svg:y2="9.088cm">
          <text:p/>
        </draw:line>
        <draw:line draw:style-name="gr31" draw:text-style-name="P22" draw:layer="layout" svg:x1="4.703cm" svg:y1="9.068cm" svg:x2="5.528cm" svg:y2="9.078cm">
          <text:p/>
        </draw:line>
        <draw:custom-shape draw:style-name="gr32" draw:text-style-name="P8" draw:layer="layout" svg:width="7.023cm" svg:height="7.358cm" svg:x="18.463cm" svg:y="4.4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0" draw:layer="layout" svg:width="6.325cm" svg:height="6.325cm" svg:x="18.834cm" svg:y="4.984cm">
          <text:p/>
          <draw:enhanced-geometry draw:mirror-horizontal="false" draw:mirror-vertical="false" draw:glue-point-type="segments" draw:type="mso-spt100" draw:modifiers="-90 -136.03396932522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3" draw:text-style-name="P11" draw:layer="layout" svg:width="6.325cm" svg:height="6.325cm" svg:x="18.834cm" svg:y="4.984cm">
          <text:p/>
          <draw:enhanced-geometry draw:mirror-horizontal="false" draw:mirror-vertical="false" draw:glue-point-type="segments" draw:type="mso-spt100" draw:modifiers="-135.144321557523 179.8663546387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3" draw:text-style-name="P11" draw:layer="layout" svg:width="6.325cm" svg:height="6.325cm" svg:x="18.834cm" svg:y="4.984cm">
          <text:p/>
          <draw:enhanced-geometry draw:mirror-horizontal="false" draw:mirror-vertical="false" draw:glue-point-type="segments" draw:type="mso-spt100" draw:modifiers="-45.7047883986774 -90.061829953890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3" draw:text-style-name="P10" draw:layer="layout" svg:width="6.325cm" svg:height="6.325cm" svg:x="18.834cm" svg:y="4.984cm">
          <text:p/>
          <draw:enhanced-geometry draw:mirror-horizontal="false" draw:mirror-vertical="false" draw:glue-point-type="segments" draw:type="mso-spt100" draw:modifiers="-0.288855278643599 -45.826027816070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3" draw:text-style-name="P10" draw:layer="layout" svg:width="6.325cm" svg:height="6.325cm" svg:x="18.834cm" svg:y="4.968cm">
          <text:p/>
          <draw:enhanced-geometry draw:mirror-horizontal="false" draw:mirror-vertical="true" draw:glue-point-type="segments" draw:type="mso-spt100" draw:modifiers="-90 -136.03396932522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3" draw:text-style-name="P10" draw:layer="layout" svg:width="6.325cm" svg:height="6.325cm" svg:x="18.834cm" svg:y="4.968cm">
          <text:p/>
          <draw:enhanced-geometry draw:mirror-horizontal="false" draw:mirror-vertical="true" draw:glue-point-type="segments" draw:type="mso-spt100" draw:modifiers="-135.144321557523 179.8663546387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3" draw:text-style-name="P10" draw:layer="layout" svg:width="6.325cm" svg:height="6.325cm" svg:x="18.834cm" svg:y="4.968cm">
          <text:p/>
          <draw:enhanced-geometry draw:mirror-horizontal="false" draw:mirror-vertical="true" draw:glue-point-type="segments" draw:type="mso-spt100" draw:modifiers="-45.7047883986774 -90.061829953890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3" draw:text-style-name="P10" draw:layer="layout" svg:width="6.325cm" svg:height="6.325cm" svg:x="18.834cm" svg:y="4.968cm">
          <text:p/>
          <draw:enhanced-geometry draw:mirror-horizontal="false" draw:mirror-vertical="true" draw:glue-point-type="segments" draw:type="mso-spt100" draw:modifiers="0.219382895381553 -45.826027816070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4" draw:text-style-name="P12" draw:layer="layout" svg:width="4.389cm" svg:height="4.389cm" svg:x="19.79cm" svg:y="5.9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13" draw:layer="layout" svg:width="1.936cm" svg:height="1.701cm" svg:x="21.33cm" svg:y="8.13cm">
          <draw:text-box>
            <text:p><text:span text:style-name="T2">Asfsaf </text:span></text:p>
          </draw:text-box>
        </draw:frame>
        <draw:custom-shape draw:style-name="gr36" draw:text-style-name="P18" draw:layer="layout" svg:width="2.321cm" svg:height="2.322cm" svg:x="20.824cm" svg:y="6.9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8" draw:layer="layout" svg:width="7.023cm" svg:height="7.358cm" svg:x="18.463cm" svg:y="12.6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0" draw:layer="layout" svg:width="6.325cm" svg:height="6.325cm" svg:x="18.834cm" svg:y="13.162cm">
          <text:p/>
          <draw:enhanced-geometry draw:mirror-horizontal="false" draw:mirror-vertical="false" draw:glue-point-type="segments" draw:type="mso-spt100" draw:modifiers="-90 -136.03396932522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3" draw:text-style-name="P11" draw:layer="layout" svg:width="6.325cm" svg:height="6.325cm" svg:x="18.834cm" svg:y="13.162cm">
          <text:p/>
          <draw:enhanced-geometry draw:mirror-horizontal="false" draw:mirror-vertical="false" draw:glue-point-type="segments" draw:type="mso-spt100" draw:modifiers="-135.144321557523 179.8663546387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3" draw:text-style-name="P11" draw:layer="layout" svg:width="6.325cm" svg:height="6.325cm" svg:x="18.834cm" svg:y="13.162cm">
          <text:p/>
          <draw:enhanced-geometry draw:mirror-horizontal="false" draw:mirror-vertical="false" draw:glue-point-type="segments" draw:type="mso-spt100" draw:modifiers="-45.7047883986774 -90.061829953890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3" draw:text-style-name="P10" draw:layer="layout" svg:width="6.325cm" svg:height="6.325cm" svg:x="18.834cm" svg:y="13.162cm">
          <text:p/>
          <draw:enhanced-geometry draw:mirror-horizontal="false" draw:mirror-vertical="false" draw:glue-point-type="segments" draw:type="mso-spt100" draw:modifiers="-0.288855278643599 -45.826027816070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3" draw:text-style-name="P10" draw:layer="layout" svg:width="6.325cm" svg:height="6.325cm" svg:x="18.834cm" svg:y="13.146cm">
          <text:p/>
          <draw:enhanced-geometry draw:mirror-horizontal="false" draw:mirror-vertical="true" draw:glue-point-type="segments" draw:type="mso-spt100" draw:modifiers="-90 -136.03396932522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3" draw:text-style-name="P10" draw:layer="layout" svg:width="6.325cm" svg:height="6.325cm" svg:x="18.834cm" svg:y="13.146cm">
          <text:p/>
          <draw:enhanced-geometry draw:mirror-horizontal="false" draw:mirror-vertical="true" draw:glue-point-type="segments" draw:type="mso-spt100" draw:modifiers="-135.144321557523 179.8663546387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3" draw:text-style-name="P10" draw:layer="layout" svg:width="6.325cm" svg:height="6.325cm" svg:x="18.834cm" svg:y="13.146cm">
          <text:p/>
          <draw:enhanced-geometry draw:mirror-horizontal="false" draw:mirror-vertical="true" draw:glue-point-type="segments" draw:type="mso-spt100" draw:modifiers="-45.7047883986774 -90.061829953890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3" draw:text-style-name="P10" draw:layer="layout" svg:width="6.325cm" svg:height="6.325cm" svg:x="18.834cm" svg:y="13.146cm">
          <text:p/>
          <draw:enhanced-geometry draw:mirror-horizontal="false" draw:mirror-vertical="true" draw:glue-point-type="segments" draw:type="mso-spt100" draw:modifiers="0.219382895381553 -45.826027816070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4" draw:text-style-name="P12" draw:layer="layout" svg:width="4.389cm" svg:height="4.389cm" svg:x="19.79cm" svg:y="14.1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13" draw:layer="layout" svg:width="1.936cm" svg:height="1.702cm" svg:x="21.33cm" svg:y="16.308cm">
          <draw:text-box>
            <text:p><text:span text:style-name="T2">Asfsaf </text:span></text:p>
          </draw:text-box>
        </draw:frame>
        <draw:custom-shape draw:style-name="gr36" draw:text-style-name="P18" draw:layer="layout" svg:width="2.321cm" svg:height="2.322cm" svg:x="20.824cm" svg:y="15.1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23" draw:layer="layout" svg:width="5.462cm" svg:height="1.115cm" svg:x="6.734cm" svg:y="3.564cm">
          <draw:text-box>
            <text:p text:style-name="P7"><text:span text:style-name="T3">Bounded Context A</text:span></text:p>
          </draw:text-box>
        </draw:frame>
        <draw:frame draw:style-name="gr38" draw:text-style-name="P23" draw:layer="layout" svg:width="5.462cm" svg:height="1.115cm" svg:x="19.348cm" svg:y="3.54cm">
          <draw:text-box>
            <text:p text:style-name="P7"><text:span text:style-name="T3">Bounded Context B</text:span></text:p>
          </draw:text-box>
        </draw:frame>
        <draw:frame draw:style-name="gr39" draw:text-style-name="P23" draw:layer="layout" svg:width="5.463cm" svg:height="1.114cm" svg:x="19.307cm" svg:y="11.79cm">
          <draw:text-box>
            <text:p text:style-name="P7"><text:span text:style-name="T4">Bounded</text:span><text:span text:style-name="T3"> Context C</text:span></text:p>
          </draw:text-box>
        </draw:frame>
        <draw:custom-shape draw:style-name="gr40" draw:text-style-name="P24" draw:layer="layout" svg:width="5.463cm" svg:height="1.474cm" svg:x="11.774cm" svg:y="12.322cm">
          <text:p text:style-name="P1"><text:span text:style-name="T5">Service Implementa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4" draw:layer="layout" svg:width="7.095cm" svg:height="1.474cm" svg:x="3.413cm" svg:y="14.911cm">
          <text:p text:style-name="P1"><text:span text:style-name="T5">Controllers / rou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4" draw:layer="layout" svg:width="7.095cm" svg:height="1.474cm" svg:x="3.413cm" svg:y="16.67cm">
          <text:p text:style-name="P1"><text:span text:style-name="T5">Presen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4" draw:layer="layout" svg:width="7.095cm" svg:height="1.474cm" svg:x="3.413cm" svg:y="18.455cm">
          <text:p text:style-name="P1"><text:span text:style-name="T5">Top level fact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4" draw:layer="layout" svg:width="7.094cm" svg:height="1.474cm" svg:x="10.797cm" svg:y="14.886cm">
          <text:p text:style-name="P1"><text:span text:style-name="T5">Configu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4" draw:layer="layout" svg:width="7.094cm" svg:height="1.474cm" svg:x="10.797cm" svg:y="16.67cm">
          <text:p text:style-name="P1"><text:span text:style-name="T5">Framework 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4" draw:layer="layout" svg:width="7.094cm" svg:height="1.474cm" svg:x="10.797cm" svg:y="18.454cm">
          <text:p text:style-name="P1"><text:span text:style-name="T5">Other evil stu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25" draw:layer="layout" svg:width="24.257cm" svg:height="1.397cm" svg:x="3.667cm" svg:y="1.508cm">
          <draw:text-box>
            <text:p><text:span text:style-name="T6">Application</text:span></text:p>
          </draw:text-box>
        </draw:frame>
        <draw:line draw:style-name="gr44" draw:text-style-name="P8" draw:layer="layout" svg:x1="1cm" svg:y1="2.651cm" svg:x2="28.7cm" svg:y2="2.651cm">
          <text:p/>
        </draw:line>
        <draw:frame draw:style-name="gr28" draw:text-style-name="P20" draw:layer="layout" svg:width="1.833cm" svg:height="0.912cm" svg:x="21.066cm" svg:y="7.835cm">
          <draw:text-box>
            <text:p text:style-name="P19"><text:span text:style-name="T2">Model B</text:span></text:p>
          </draw:text-box>
        </draw:frame>
        <draw:frame draw:style-name="gr28" draw:text-style-name="P20" draw:layer="layout" svg:width="1.833cm" svg:height="0.912cm" svg:x="21.093cm" svg:y="16.063cm">
          <draw:text-box>
            <text:p text:style-name="P19"><text:span text:style-name="T2">Model 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ht" style:family="graphic" style:parent-style-name="standard">
      <style:graphic-properties svg:stroke-color="#7090ba" draw:fill-color="#dbeefc" draw:textarea-vertical-align="middle" draw:auto-grow-height="false" fo:min-height="14.443cm" fo:min-width="14.194cm"/>
      <style:paragraph-properties fo:text-align="center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n Dittrich</meta:initial-creator>
    <meta:creation-date>2016-09-06T09:17:46.224256553</meta:creation-date>
    <dc:date>2016-09-07T12:44:35.990319445</dc:date>
    <meta:editing-duration>PT3H19M25S</meta:editing-duration>
    <meta:editing-cycles>22</meta:editing-cycles>
    <meta:generator>LibreOffice/5.1.4.2$Linux_X86_64 LibreOffice_project/10m0$Build-2</meta:generator>
    <meta:document-statistic meta:object-count="92"/>
  </office:meta>
</office:document-meta>
</file>